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C000000BD069444A7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475cm, 20.434cm, 19.685cm, 16.264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3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3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8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3.44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44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4cm" svg:height="19.547cm" svg:x="1cm" svg:y="1.167cm">
          <draw:image xlink:href="Pictures/1000000000000FC000000BD069444A7E.jpg" xlink:type="simple" xlink:show="embed" xlink:actuate="onLoad" draw:mime-type="image/jpeg">
            <text:p/>
          </draw:image>
        </draw:frame>
        <draw:frame draw:style-name="gr2" draw:text-style-name="P2" draw:layer="layout" svg:width="10.203cm" svg:height="1.688cm" svg:x="10.371cm" svg:y="4.265cm">
          <draw:text-box>
            <text:p>M4x16, and M4 nuts</text:p>
          </draw:text-box>
        </draw:frame>
        <draw:frame draw:style-name="gr3" draw:text-style-name="P2" draw:layer="layout" svg:width="3.48cm" svg:height="1.689cm" svg:x="13.693cm" svg:y="15.004cm">
          <draw:text-box>
            <text:p>M4x8</text:p>
          </draw:text-box>
        </draw:frame>
        <draw:frame draw:style-name="gr4" draw:text-style-name="P2" draw:layer="layout" svg:width="5.951cm" svg:height="1.075cm" svg:x="20.626cm" svg:y="14.912cm">
          <draw:text-box>
            <text:p>22mm standoffs</text:p>
          </draw:text-box>
        </draw:frame>
        <draw:frame draw:style-name="gr5" draw:text-style-name="P2" draw:layer="layout" svg:width="5.952cm" svg:height="3.697cm" svg:x="2.323cm" svg:y="7.484cm">
          <draw:text-box>
            <text:p>Assembled hinge</text:p>
          </draw:text-box>
        </draw:frame>
        <draw:frame draw:style-name="gr6" draw:text-style-name="P2" draw:layer="layout" svg:width="3.382cm" svg:height="3.696cm" svg:x="11.498cm" svg:y="17.419cm">
          <draw:text-box>
            <text:p>3x5 plat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09:55:15.498161019</meta:creation-date>
    <dc:date>2025-10-08T10:04:17.061156974</dc:date>
    <meta:editing-duration>PT9M2S</meta:editing-duration>
    <meta:editing-cycles>2</meta:editing-cycles>
    <meta:generator>LibreOffice/24.2.7.2$Linux_X86_64 LibreOffice_project/420$Build-2</meta:generator>
    <meta:document-statistic meta:object-count="6"/>
  </office:meta>
</office:document-meta>
</file>